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344a" officeooo:paragraph-rsid="0014344a"/>
    </style:style>
    <style:style style:name="P2" style:family="paragraph" style:parent-style-name="Standard">
      <style:paragraph-properties fo:text-align="end" style:justify-single-word="false"/>
      <style:text-properties officeooo:rsid="0014344a" officeooo:paragraph-rsid="0014344a"/>
    </style:style>
    <style:style style:name="P3" style:family="paragraph" style:parent-style-name="Standard">
      <style:paragraph-properties fo:text-align="start" style:justify-single-word="false"/>
      <style:text-properties fo:font-weight="bold" officeooo:rsid="0014344a" officeooo:paragraph-rsid="0014344a" style:font-weight-asian="bold" style:font-weight-complex="bold"/>
    </style:style>
    <style:style style:name="P4" style:family="paragraph" style:parent-style-name="Standard">
      <style:paragraph-properties fo:text-align="start" style:justify-single-word="false"/>
      <style:text-properties fo:font-weight="normal" officeooo:rsid="0014344a" officeooo:paragraph-rsid="0014344a" style:font-weight-asian="normal" style:font-weight-complex="normal"/>
    </style:style>
    <style:style style:name="P5" style:family="paragraph" style:parent-style-name="Standard">
      <style:paragraph-properties fo:text-align="start" style:justify-single-word="false"/>
      <style:text-properties fo:font-weight="normal" officeooo:rsid="0014344a" officeooo:paragraph-rsid="00158502" style:font-weight-asian="normal" style:font-weight-complex="normal"/>
    </style:style>
    <style:style style:name="P6" style:family="paragraph" style:parent-style-name="Standard">
      <style:paragraph-properties fo:text-align="start" style:justify-single-word="false"/>
      <style:text-properties fo:font-weight="normal" officeooo:rsid="0014344a" officeooo:paragraph-rsid="001940ec" style:font-weight-asian="normal" style:font-weight-complex="normal"/>
    </style:style>
    <style:style style:name="P7" style:family="paragraph" style:parent-style-name="Standard">
      <style:paragraph-properties fo:text-align="start" style:justify-single-word="false"/>
      <style:text-properties fo:font-weight="normal" officeooo:rsid="001940ec" officeooo:paragraph-rsid="001940ec" style:font-weight-asian="normal" style:font-weight-complex="normal"/>
    </style:style>
    <style:style style:name="P8" style:family="paragraph" style:parent-style-name="Standard">
      <style:paragraph-properties fo:text-align="start" style:justify-single-word="false"/>
      <style:text-properties officeooo:rsid="00158502" officeooo:paragraph-rsid="00158502"/>
    </style:style>
    <style:style style:name="T1" style:family="text">
      <style:text-properties officeooo:rsid="0014344a"/>
    </style:style>
    <style:style style:name="T2" style:family="text">
      <style:text-properties officeooo:rsid="00158502"/>
    </style:style>
    <style:style style:name="T3" style:family="text">
      <style:text-properties officeooo:rsid="0015a51b"/>
    </style:style>
    <style:style style:name="T4" style:family="text">
      <style:text-properties officeooo:rsid="00179692"/>
    </style:style>
    <style:style style:name="T5" style:family="text">
      <style:text-properties officeooo:rsid="001940e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585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7</text:p>
      <text:p text:style-name="P2">Thomas Lillis</text:p>
      <text:p text:style-name="P3">1.</text:p>
      <text:p text:style-name="P4">P(c = true) = 0.48</text:p>
      <text:p text:style-name="P4">P(c = true | r = true) = 0.75</text:p>
      <text:p text:style-name="P4">P(s = true | w = true) = 0.454545454545</text:p>
      <text:p text:style-name="P4">P(s = true | c = true, w = true) = 0.166666666667</text:p>
      <text:p text:style-name="P4"/>
      <text:p text:style-name="P3">2.</text:p>
      <text:p text:style-name="P4">P(c = true) = <text:span text:style-name="T6">.5 </text:span>(Given)</text:p>
      <text:p text:style-name="P4"/>
      <text:p text:style-name="P4">P(c = true | r = true) = P(r | c)P(c)/P(r)</text:p>
      <text:p text:style-name="P4">P(r) = P(r | c)P(c)*P(r | ~c)P(~c)</text:p>
      <text:p text:style-name="P4">P(c = true | r = true) = (P(r | c)P(c))/(P(P(r | c)P(c)<text:span text:style-name="T2">+</text:span>P(r | ~c)P(~c))</text:p>
      <text:p text:style-name="P5">P(c = true | r = true) = <text:span text:style-name="T2">(.8*.5)/(.8*.5+.2*.5) = </text:span><text:span text:style-name="T7">0.8</text:span></text:p>
      <text:p text:style-name="P5"/>
      <text:p text:style-name="P6">P(s = true | w = true) = <text:span text:style-name="T5">P(w | s)P(s)/P(w)</text:span></text:p>
      <text:p text:style-name="P7">P(s) = <text:span text:style-name="T1">P(</text:span>s<text:span text:style-name="T1"> | c)P(c)*P(</text:span>s<text:span text:style-name="T1"> | ~c)P(~c)</text:span></text:p>
      <text:p text:style-name="P3">3.</text:p>
      <text:p text:style-name="P4">P(c = true) = 0.49</text:p>
      <text:p text:style-name="P4">P(c = true | r = true) = 0.703703703704</text:p>
      <text:p text:style-name="P4">P(s = true | w = true) = 0.454545454545</text:p>
      <text:p text:style-name="P4">P(s = true | c = true, w = true) = 0.166666666667</text:p>
      <text:p text:style-name="P4"/>
      <text:p text:style-name="P3">4.</text:p>
      <text:p text:style-name="P8">Rejection sampling did produce the same results for the last two because for the last two you need to calculate all of the probabilities which is what you are doing for prior sampling. For the first two the probabilities are different because you only need to find two probabilities so you can use more of the samples instead of some of the random numbers <text:span text:style-name="T4">being used for</text:span> the other <text:span text:style-name="T3">no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eta:initial-creator>
    <meta:creation-date>2015-11-04T14:53:33.013922028</meta:creation-date>
    <dc:date>2015-11-04T15:07:59.344462156</dc:date>
    <dc:creator>tom </dc:creator>
    <meta:editing-duration>PT14M25S</meta:editing-duration>
    <meta:editing-cycles>5</meta:editing-cycles>
    <meta:generator>LibreOffice/4.4.2.2$Linux_X86_64 LibreOffice_project/40m0$Build-2</meta:generator>
    <meta:document-statistic meta:table-count="0" meta:image-count="0" meta:object-count="0" meta:page-count="1" meta:paragraph-count="22" meta:word-count="216" meta:character-count="1000" meta:non-whitespace-character-count="806"/>
  </office:meta>
</office:document-meta>
</file>